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list-style-name="L1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font-size="13pt" style:font-size-asian="13pt" style:font-size-complex="13pt"/>
    </style:style>
    <style:style style:name="P4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paragraph-properties fo:margin-top="0cm" fo:margin-bottom="0.499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95604367834589664" text:style-name="L1">
        <text:list-item>
          <text:p text:style-name="P2">Create Tables</text:p>
        </text:list-item>
      </text:list>
      <text:p text:style-name="P1"><text:s text:c="5"/></text:p>
      <text:p text:style-name="P1"><text:s text:c="2"/>CREATE TABLE Bank (</text:p>
      <text:p text:style-name="P1"><text:s text:c="4"/>branch_id INT PRIMARY KEY,</text:p>
      <text:p text:style-name="P1"><text:s text:c="4"/>branch_name VARCHAR(100),</text:p>
      <text:p text:style-name="P1"><text:s text:c="4"/>branch_city VARCHAR(100)</text:p>
      <text:p text:style-name="P1">);</text:p>
      <text:p text:style-name="P1"/>
      <text:p text:style-name="P1">CREATE TABLE AccountHolder (</text:p>
      <text:p text:style-name="P1"><text:s text:c="4"/>acc_holder_id INT PRIMARY KEY,</text:p>
      <text:p text:style-name="P1"><text:s text:c="4"/>account_no VARCHAR(20),</text:p>
      <text:p text:style-name="P1"><text:s text:c="4"/>acc_holder_name VARCHAR(100),</text:p>
      <text:p text:style-name="P1"><text:s text:c="4"/>city VARCHAR(100),</text:p>
      <text:p text:style-name="P1"><text:s text:c="4"/>contact VARCHAR(15),</text:p>
      <text:p text:style-name="P1"><text:s text:c="4"/>account_created DATE,</text:p>
      <text:p text:style-name="P1"><text:s text:c="4"/>account_status VARCHAR(20),</text:p>
      <text:p text:style-name="P1"><text:s text:c="4"/>account_type VARCHAR(50),</text:p>
      <text:p text:style-name="P1"><text:s text:c="4"/>balance DECIMAL(10,2)</text:p>
      <text:p text:style-name="P1">);</text:p>
      <text:p text:style-name="P1"/>
      <text:p text:style-name="P1">CREATE TABLE Loan (</text:p>
      <text:p text:style-name="P1"><text:s text:c="4"/>loan_no INT PRIMARY KEY,</text:p>
      <text:p text:style-name="P1"><text:s text:c="4"/>branch_id INT,</text:p>
      <text:p text:style-name="P1"><text:s text:c="4"/>acc_holder_id INT,</text:p>
      <text:p text:style-name="P1"><text:s text:c="4"/>loan_amount DECIMAL(10,2),</text:p>
      <text:p text:style-name="P1"><text:s text:c="4"/>loan_type VARCHAR(50),</text:p>
      <text:p text:style-name="P1"><text:s text:c="4"/>FOREIGN KEY (branch_id) REFERENCES Bank(branch_id),</text:p>
      <text:p text:style-name="P1"><text:s text:c="4"/>FOREIGN KEY (acc_holder_id) REFERENCES AccountHolder(acc_holder_id)</text:p>
      <text:p text:style-name="P1">);</text:p>
      <text:p text:style-name="P1"/>
      <text:p text:style-name="P1"/>
      <text:h text:style-name="Heading_20_3" text:outline-level="3"><text:span text:style-name="Strong_20_Emphasis"><text:span text:style-name="T1">2. Fund Transfer Transaction (Intra-bank $100 from Account A to B)</text:span></text:span></text:h>
      <text:p text:style-name="P3">START TRANSACTION;</text:p>
      <text:p text:style-name="P3"/>
      <text:p text:style-name="P3">UPDATE AccountHolder </text:p>
      <text:p text:style-name="P3">SET balance = balance - 100 </text:p>
      <text:p text:style-name="P3">WHERE account_no = 'A';</text:p>
      <text:p text:style-name="P3"/>
      <text:p text:style-name="P3">UPDATE AccountHolder </text:p>
      <text:p text:style-name="P3">SET balance = balance + 100 </text:p>
      <text:p text:style-name="P3">WHERE account_no = 'B';</text:p>
      <text:p text:style-name="P3"/>
      <text:p text:style-name="P3">COMMIT;</text:p>
      <text:p text:style-name="P3"/>
      <text:p text:style-name="P3"/>
      <text:h text:style-name="Heading_20_3" text:outline-level="3"><text:soft-page-break/><text:span text:style-name="Strong_20_Emphasis"><text:span text:style-name="T1">3. Fetch account holders from the same city</text:span></text:span></text:h>
      <text:p text:style-name="P3"/>
      <text:p text:style-name="P3">SELECT * </text:p>
      <text:p text:style-name="P3">FROM AccountHolder a1</text:p>
      <text:p text:style-name="P3">JOIN AccountHolder a2 </text:p>
      <text:p text:style-name="P3">ON a1.city = a2.city AND a1.acc_holder_id &lt;&gt; a2.acc_holder_id;</text:p>
      <text:p text:style-name="P3"/>
      <text:p text:style-name="P3"><text:span text:style-name="T2">4. Fetch account number and name for accounts created after 15th of any month</text:span> </text:p>
      <text:p text:style-name="P3">SELECT account_no, acc_holder_name </text:p>
      <text:p text:style-name="P3">FROM AccountHolder </text:p>
      <text:p text:style-name="P3">WHERE DAY(account_created) &gt; 15;</text:p>
      <text:p text:style-name="P3"/>
      <text:p text:style-name="P4">5. Display city name and count of branches </text:p>
      <text:p text:style-name="P3"/>
      <text:p text:style-name="P3">SELECT branch_city, COUNT(*) AS Count_Branch </text:p>
      <text:p text:style-name="P3">FROM Bank </text:p>
      <text:p text:style-name="P3">GROUP BY branch_city;</text:p>
      <text:p text:style-name="P3"/>
      <text:h text:style-name="Heading_20_3" text:outline-level="3"><text:span text:style-name="Strong_20_Emphasis"><text:span text:style-name="T1">6. Fetch account holder id, name, branch id, loan amount (using JOIN)</text:span></text:span></text:h>
      <text:p text:style-name="P3"/>
      <text:p text:style-name="P3">SELECT </text:p>
      <text:p text:style-name="P3"><text:s text:c="4"/>ah.acc_holder_id, </text:p>
      <text:p text:style-name="P3"><text:s text:c="4"/>ah.acc_holder_name, </text:p>
      <text:p text:style-name="P3"><text:s text:c="4"/>l.branch_id, </text:p>
      <text:p text:style-name="P3"><text:s text:c="4"/>l.loan_amount</text:p>
      <text:p text:style-name="P3">FROM AccountHolder ah</text:p>
      <text:p text:style-name="P3">JOIN Loan l ON ah.acc_holder_id = l.acc_holder_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isha rana</meta:initial-creator>
    <meta:creation-date>2025-07-31T10:46:17.55</meta:creation-date>
    <dc:date>2025-07-31T10:50:14.75</dc:date>
    <dc:creator>tanisha rana</dc:creator>
    <meta:editing-duration>PT3M5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57" meta:word-count="198" meta:character-count="1583"/>
  </office:meta>
</office:document-meta>
</file>